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Text_20_body">
      <style:text-properties fo:font-style="italic" style:font-style-asian="italic" style:font-style-complex="italic"/>
    </style:style>
    <style:style style:name="P12"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0"><text:s/>0.Prolog<text:tab/>5</text:p>
          <text:p text:style-name="P10"><text:s/>1.Büro 1: Schlemmer<text:tab/>9</text:p>
          <text:p text:style-name="P10"><text:s/>2.Büro 2: Ingeborg<text:tab/>11</text:p>
          <text:p text:style-name="P10"><text:s/>3.Büro 3: Kommission<text:tab/>13</text:p>
          <text:p text:style-name="P10"><text:s/>4.Büro 4: Hazeltine<text:tab/>16</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7">2,9 Milliarden Menschen leben auf dem Planeten.<text:line-break/><text:span text:style-name="T1">Wir wären schon weit über 3 Milliarden, hätten wir nicht so viel Kriege gehabt in den letzten 45 Jahren. Sogar zwei Weltkriege! </text:span></text:p>
      <text:p text:style-name="P7"><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7">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Svante Arrhenius, Begründer dieser Theorie und Nobelpreisträger für Chemie, wäre heute 100 Jahre alt geworden.<text:line-break/><text:span text:style-name="T1">So ein Quatsch. 1895! Das hätte man doch längst gemerkt...!</text:span></text:p>
      <text:p text:style-name="P7"><text:span text:style-name="T1">Apropos Hawaii: <text:line-break/></text:span>Hawaii <text:s/>und Alaska werden der 49. und 50. Bundesstaat der USA.</text:p>
      <text:p text:style-name="P8">[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8">[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text:soft-page-break/>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8">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8">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8">Irgendwie habe ich das Gefühl, dass die Deutschen immer die Finger mit im Spiel haben, aber nie <text:soft-page-break/>zu ihren Gunsten... und auch niemals zu irgendjemandes Gunsten.</text:p>
      <text:p text:style-name="P8"/>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text:soft-page-break/>bis er fast 100 wird. <text:s/></text:p>
      <text:p text:style-name="P9">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text:line-break/>Ich habe versucht, es zu schaffen, glaube mir - ich habe nur... konnte nicht entkommen.<text:line-break/>[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text:line-break/>Ja, endlich? Mit die Kinder.</text:p>
      <text:p text:style-name="Text_20_body"><text:soft-page-break/>INGEBORG<text:line-break/>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19T09:02:58.24</dc:date>
    <dc:creator>Jirka Dell'Oro-Friedl</dc:creator>
    <meta:editing-duration>P4DT12M23S</meta:editing-duration>
    <meta:editing-cycles>51</meta:editing-cycles>
    <meta:generator>OpenOffice/4.1.15$Win32 OpenOffice.org_project/4115m2$Build-9813</meta:generator>
    <meta:document-statistic meta:table-count="1" meta:image-count="0" meta:object-count="1" meta:page-count="20" meta:paragraph-count="328" meta:word-count="6217" meta:character-count="40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